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753D7A0E8A60CEA5921.jpg" manifest:media-type="image/jpeg"/>
  <manifest:file-entry manifest:full-path="Pictures/10000000000009C40000075336D1D82ADCB64747.jpg" manifest:media-type="image/jpeg"/>
  <manifest:file-entry manifest:full-path="Pictures/10000000000009C4000007536DA5A166CCA0B8CD.jpg" manifest:media-type="image/jpe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ans6" svg:font-family="'Liberation Sans'" style:font-family-generic="system" style:font-pitch="variable" style:font-charset="x-symbol"/>
    <style:font-face style:name="Liberation Sans7" svg:font-family="'Liberation Sans'" style:font-pitch="variable" style:font-charset="x-symbol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ulslaids-notes">
      <style:graphic-properties draw:fill-color="#ffffff" fo:min-height="13.364cm"/>
      <style:paragraph-properties style:writing-mode="lr-tb"/>
    </style:style>
    <style:style style:name="pr3" style:family="presentation" style:parent-style-name="_31__5f_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6" style:family="presentation" style:parent-style-name="_31__5f_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_31__5f_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_31__5f_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_31__5f_Title_20_and_20_Conten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_31__5f_Title_20_and_20_Content-outline1">
      <style:graphic-properties draw:stroke="none" svg:stroke-width="0cm" draw:fill="none" draw:fill-color="#ffff00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_31__5f_Title_20_and_20_Content-outline1">
      <style:graphic-properties draw:stroke="none" svg:stroke-width="0cm" draw:fill="none" draw:fill-color="#ffff00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_31__5f_Nodalu_5f_slaids_5f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_31__5f_Nodalu_5f_slaids_5f_1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8" style:family="presentation" style:parent-style-name="_31__5f_Nodalu_5f_slaids_5f_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.19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3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font-independent-line-spacing="true"/>
      <style:text-properties fo:font-variant="normal" fo:text-transform="none" fo:color="#005551" loext:opacity="100%" loext:color-lum-mod="100%" loext:color-lum-off="0%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 fo:hyphenate="false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6" style:family="paragraph">
      <loext:graphic-properties draw:fill="none" draw:fill-color="#ffff00"/>
      <style:paragraph-properties fo:text-align="start" style:font-independent-line-spacing="true"/>
      <style:text-properties fo:font-size="20pt"/>
    </style:style>
    <style:style style:name="P17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.212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55pt"/>
    </style:style>
    <style:style style:name="T1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7pt" fo:letter-spacing="normal" fo:language="en" fo:country="US" fo:font-style="normal" style:text-underline-style="none" fo:font-weight="normal" fo:background-color="transparent" style:font-size-asian="27pt" style:font-style-asian="normal" style:font-weight-asian="normal" style:font-name-complex="Arial" style:font-size-complex="27pt" style:font-style-complex="normal" style:font-weight-complex="normal"/>
    </style:style>
    <style:style style:name="T2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style:letter-kerning="true" fo:background-color="transparent" style:font-name-asian="Times New Roman1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/>
    </style:style>
    <style:style style:name="T4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name-complex="Arial" style:font-size-complex="44pt" style:font-style-complex="normal" style:font-weight-complex="bold"/>
    </style:style>
    <style:style style:name="T7" style:family="text">
      <style:text-properties fo:font-variant="normal" fo:text-transform="none" fo:color="#6c6c6c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T9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language="lv" fo:country="LV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0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5551" loext:opacity="100%" style:text-outline="false" style:text-line-through-style="none" style:text-line-through-type="none" style:text-position="0% 100%" style:font-name="Arial" fo:font-size="20pt" fo:letter-spacing="normal" fo:language="lv" fo:country="LV" fo:font-style="normal" fo:text-shadow="none" style:text-underline-style="none" fo:font-weight="normal" style:letter-kerning="true" fo:background-color="transparent" style:font-name-asian="Liberation Sans3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language="lv" fo:country="LV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3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language="lv" fo:country="LV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/>
    </style:style>
    <style:style style:name="T14" style:family="text">
      <style:text-properties fo:font-variant="normal" fo:text-transform="none" fo:color="#005551" loext:opacity="100%" style:text-outline="false" style:text-line-through-style="none" style:text-line-through-type="none" style:text-position="0% 100%" style:font-name="Arial" fo:font-size="20pt" fo:letter-spacing="normal" fo:language="lv" fo:country="LV" fo:font-style="normal" fo:text-shadow="none" style:text-underline-style="solid" style:text-underline-width="auto" style:text-underline-color="font-color" fo:font-weight="normal" style:letter-kerning="true" fo:background-color="transparent" style:font-name-asian="Liberation Sans3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44pt" fo:letter-spacing="normal" fo:language="lv" fo:country="LV" fo:font-style="normal" style:text-underline-style="none" fo:font-weight="bold" fo:background-color="transparent" style:font-size-asian="44pt" style:font-style-asian="normal" style:font-weight-asian="bold" style:font-name-complex="Arial" style:font-size-complex="44pt" style:font-style-complex="normal" style:font-weight-complex="bold"/>
    </style:style>
    <style:style style:name="T16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55pt" fo:letter-spacing="normal" fo:language="en" fo:country="US" fo:font-style="normal" style:text-underline-style="none" fo:font-weight="bold" fo:background-color="transparent" style:font-size-asian="55pt" style:font-style-asian="normal" style:font-weight-asian="bold" style:font-name-complex="Arial" style:font-size-complex="55pt" style:font-style-complex="normal" style:font-weight-complex="bold"/>
    </style:style>
    <style:style style:name="T17" style:family="text">
      <style:text-properties fo:font-variant="normal" fo:text-transform="none" fo:color="#a6a6a6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953cm"/>
        <style:text-properties fo:font-family="Wingdings" style:font-charset="x-symbol" fo:color="#005551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ulslaids" presentation:presentation-page-layout-name="AL1T0">
        <office:forms form:automatic-focus="false" form:apply-design-mode="false"/>
        <draw:frame draw:name="Text Placeholder 1" presentation:style-name="pr1" draw:text-style-name="P2" draw:layer="layout" svg:width="22.506cm" svg:height="1.375cm" svg:x="1.363cm" svg:y="10.742cm" presentation:class="outline" presentation:user-transformed="true">
          <draw:text-box>
            <text:p text:style-name="P1"><text:span text:style-name="T1">Oļegs Korsaks</text:span></text:p>
          </draw:text-box>
        </draw:frame>
        <draw:frame draw:name="Text Placeholder 3" presentation:style-name="pr1" draw:text-style-name="P4" draw:layer="layout" svg:width="22.506cm" svg:height="0.766cm" svg:x="1.5cm" svg:y="13.734cm" presentation:class="outline" presentation:user-transformed="true">
          <draw:text-box>
            <text:p text:style-name="P3"><text:span text:style-name="T2">Zinātniskais vadītājs:</text:span></text:p>
            <text:p text:style-name="P3"><text:span text:style-name="T3">Dr</text:span><text:span text:style-name="T2">.sc.ing, Pētnieks</text:span></text:p>
            <text:p text:style-name="P3"><text:span text:style-name="T2">Ēvalds Urtāns</text:span></text:p>
          </draw:text-box>
        </draw:frame>
        <draw:frame draw:name="Text Placeholder 4" presentation:style-name="pr1" draw:text-style-name="P4" draw:layer="layout" svg:width="22.506cm" svg:height="0.793cm" svg:x="1.53cm" svg:y="15.69cm" presentation:class="outline" presentation:user-transformed="true">
          <draw:text-box>
            <text:p text:style-name="P3"><text:span text:style-name="T2"/></text:p>
            <text:p text:style-name="P3"><text:span text:style-name="T2">Bakalaura darba priekšaizstāvēšana</text:span></text:p>
          </draw:text-box>
        </draw:frame>
        <draw:frame draw:name="Text Placeholder 5" presentation:style-name="pr1" draw:text-style-name="P6" draw:layer="layout" svg:width="22.506cm" svg:height="1.975cm" svg:x="1.53cm" svg:y="7.025cm" presentation:class="outline" presentation:user-transformed="true">
          <draw:text-box>
            <text:p text:style-name="P5"><text:span text:style-name="T4">SALĪDZINOŠĀ ANALĪZE DATU KOPU FORMĀTIEM </text:span><text:span text:style-name="T4">PYTORCH ATTĒLU KLASIFIKĀCIJAS UZDEVUMIE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ēmas aktualitāte" draw:style-name="dp1" draw:master-page-name="_31__5f_Title_20_and_20_Content" presentation:presentation-page-layout-name="AL2T11">
        <office:forms form:automatic-focus="false" form:apply-design-mode="false"/>
        <draw:frame draw:name="Content Placeholder 6" presentation:style-name="pr3" draw:text-style-name="P9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5">Bakalaura darba tēmas aktuālitāte ir pamatota ar mēģinājumiem </text:span><text:span text:style-name="T5">paātrināt mašīnmacīšanas procesu un optimizēt izdevumus. Jo </text:span><text:span text:style-name="T5">tiek uztaisīts daudz eksperimentu, mēģinot atrast pareizu </text:span><text:span text:style-name="T5">neirontīkla arhitektūru katram uzdevumam un viss tas aizņem </text:span><text:span text:style-name="T5">ievērojami daudz resursu.</text:span></text:p>
              </text:list-item>
            </text:list>
          </draw:text-box>
        </draw:frame>
        <draw:frame draw:name="Title 5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6">Tēmas aktuālitāte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7">Rīgas Tehniskā universitā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rba mērķis un tips" draw:style-name="dp1" draw:master-page-name="_31__5f_Title_20_and_20_Content" presentation:presentation-page-layout-name="AL2T11">
        <office:forms form:automatic-focus="false" form:apply-design-mode="false"/>
        <draw:frame draw:name="Content Placeholder 6" presentation:style-name="pr7" draw:text-style-name="P9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5">Uz PyTorch piemēra salīdzināt esošos datu formātus, kurus </text:span><text:span text:style-name="T5">izmanto attēlu klasifikācijas uzdevumos, to ielādes metodes.</text:span></text:p>
              </text:list-item>
              <text:list-item>
                <text:p text:style-name="P8"><text:span text:style-name="T5">Tips: 1. Moderno risinājumu izpēte</text:span></text:p>
              </text:list-item>
            </text:list>
          </draw:text-box>
        </draw:frame>
        <draw:frame draw:name="Title 5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6">Darba mērķis un tips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rba uzdevumi" draw:style-name="dp1" draw:master-page-name="_31__5f_Title_20_and_20_Content" presentation:presentation-page-layout-name="AL2T11">
        <office:forms form:automatic-focus="false" form:apply-design-mode="false"/>
        <draw:frame draw:name="Content Placeholder 1" presentation:style-name="pr8" draw:text-style-name="P9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5">Izpētīt MNT pamatus, ConvNet un InceptionNet modeļu </text:span><text:span text:style-name="T5">arhitektūras, lai apzināti implementēt attēlu klasifikācijas modeļa </text:span><text:span text:style-name="T5">apmācīšanu.</text:span></text:p>
              </text:list-item>
              <text:list-item>
                <text:p text:style-name="P8"><text:span text:style-name="T5">Atrast augstas izšķirtspējas datu kopas attēlu klasifikācijai.</text:span></text:p>
              </text:list-item>
              <text:list-item>
                <text:p text:style-name="P8"><text:span text:style-name="T5">Jāizdomā metrikas, kā noteikt ietekmi datu ielādes metodēm.</text:span></text:p>
              </text:list-item>
              <text:list-item>
                <text:p text:style-name="P8"><text:span text:style-name="T5">Implementēt rīku Python valodā, ar kuru palīdzību dati tiks </text:span><text:span text:style-name="T5">lejupielādēti, sagatavoti, ielādēti un izmantoti modeļa </text:span><text:span text:style-name="T5">apmācīšanā. Kā arī izmērīt metrikas.</text:span></text:p>
              </text:list-item>
              <text:list-item>
                <text:p text:style-name="P8"><text:span text:style-name="T5">Salīdzināt datu kopu formātus un to ielādes metodes dažādām </text:span><text:span text:style-name="T5">datu kopām.</text:span></text:p>
              </text:list-item>
            </text:list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6">Darba uzdevumi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lānotie rezultāti" draw:style-name="dp1" draw:master-page-name="_31__5f_Title_20_and_20_Content" presentation:presentation-page-layout-name="AL2T11">
        <office:forms form:automatic-focus="false" form:apply-design-mode="false"/>
        <draw:frame draw:name="Content Placeholder 1" presentation:style-name="pr9" draw:text-style-name="P9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5">Iegūt secinājumus par datu formātiem un to pielietojumu scenāriju </text:span><text:span text:style-name="T5">salīdzinājumu.</text:span></text:p>
              </text:list-item>
            </text:list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6">Plānotie rezultāti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nalītiskā daļa" draw:style-name="dp1" draw:master-page-name="_31__5f_Title_20_and_20_Content" presentation:presentation-page-layout-name="AL2T11">
        <office:forms form:automatic-focus="false" form:apply-design-mode="false"/>
        <draw:frame draw:name="Content Placeholder 1" presentation:style-name="pr10" draw:text-style-name="P15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8">Aprakstītas dziļā māšinmācīšanās pamatarhitektūra, lineārie </text:span><text:span text:style-name="T8">slāņi, aktivizācijas funkcijas, kļūdas funkcijas, atpakaļizplatīšanas </text:span><text:span text:style-name="T8">algoritms, apmācamo parametru optimizācijas algoritms, modeļu </text:span><text:span text:style-name="T8">metrikas</text:span><text:span text:style-name="T5">, lai dotu saprašanu, cik daudz intensīvu aprēķinu notiek </text:span><text:span text:style-name="T5">apmācības procesā un kāpēc. Vairāki no tiem tiek pielietoti </text:span><text:span text:style-name="T5">risinājumā.</text:span></text:p>
              </text:list-item>
              <text:list-item>
                <text:p text:style-name="P8"><text:span text:style-name="T5">Aprakstīts digitāla attēla izveides un uztveres process.</text:span></text:p>
              </text:list-item>
              <text:list-item>
                <text:p text:style-name="P8"><text:span text:style-name="T9">Datu formātu iespēju un īpatnību izpēte ir svarīga, lai būtu </text:span><text:span text:style-name="T9">iespēja izvēlēties piemērotāko rīku atbilstošam uzdevumam un tā </text:span><text:span text:style-name="T9">risinājuma veidam.</text:span></text:p>
              </text:list-item>
              <text:list-item>
                <text:p text:style-name="P14"><text:span text:style-name="T10">Izpētīti HDF5, Zarr, NumPy masīvu npy/npz, JPEG, PNG, BMP, TIFF, </text:span><text:span text:style-name="T10">WebP attēlu datu glabāšanai</text:span></text:p>
              </text:list-item>
              <text:list-item>
                <text:p text:style-name="P14"><text:span text:style-name="T10">Izpētīti PyTorch Dataset un DataLoader, mmap, CuPy, Nvidia DALI datu </text:span><text:span text:style-name="T10">ielādes mehānismi</text:span></text:p>
              </text:list-item>
            </text:list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6">Analītiskā daļa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aktiskā risinājuma daļa" draw:style-name="dp1" draw:master-page-name="_31__5f_Title_20_and_20_Content" presentation:presentation-page-layout-name="AL2T11">
        <office:forms form:automatic-focus="false" form:apply-design-mode="false"/>
        <draw:frame draw:name="Content Placeholder 1" presentation:style-name="pr11" draw:text-style-name="P16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11">Implementēts Inception tīkls attēlu klasifikācijai, izmantojot </text:span><text:span text:style-name="T9">PyTorch</text:span></text:p>
              </text:list-item>
              <text:list-item>
                <text:p text:style-name="P8"><text:span text:style-name="T9">Implementēta funkcionālitāte datu kopu lejupielādei un </text:span><text:span text:style-name="T9">sagatavošanai (Dataset)</text:span></text:p>
              </text:list-item>
              <text:list-item>
                <text:p text:style-name="P8"><text:span text:style-name="T12"><text:a xlink:href="https://github.com/kamikaze/rtu-bachelor-tasks/tree/main/terraform" xlink:type="simple">Implementēta</text:a></text:span><text:span text:style-name="T9"><text:s/>automātiskā AWS infrastruktūras izveide/dzēšana.</text:span></text:p>
              </text:list-item>
              <text:list-item>
                <text:p text:style-name="P8"><text:span text:style-name="T12"><text:a xlink:href="https://github.com/kamikaze/dataset-image-converter" xlink:type="simple">Implementēta</text:a></text:span><text:span text:style-name="T9"><text:s/>RAW attēla konvertācija uz citiem formātiem.</text:span></text:p>
              </text:list-item>
              <text:list-item>
                <text:p text:style-name="P8"><text:span text:style-name="T9">Implementēta funkcionālitāte attēlu ielādei</text:span></text:p>
              </text:list-item>
            </text:list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6">Praktiskā risinājuma daļa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isinājuma pārbaudes daļa" draw:style-name="dp1" draw:master-page-name="_31__5f_Title_20_and_20_Content" presentation:presentation-page-layout-name="AL2T11">
        <office:forms form:automatic-focus="false" form:apply-design-mode="false"/>
        <draw:frame draw:name="Content Placeholder 1" presentation:style-name="pr12" draw:text-style-name="P15" draw:layer="layout" svg:width="22.859cm" svg:height="7.747cm" svg:x="1.27cm" svg:y="4.039cm" presentation:class="outline" presentation:user-transformed="true">
          <draw:text-box>
            <text:list text:style-name="L2">
              <text:list-item>
                <text:p text:style-name="P8"><text:span text:style-name="T8">Kā praktiskais risinājums ir pārbaudīts?</text:span></text:p>
              </text:list-item>
              <text:list-item>
                <text:p text:style-name="P8"><text:span text:style-name="T8">??? Palaižot testus? :)</text:span></text:p>
              </text:list-item>
            </text:list>
          </draw:text-box>
        </draw:frame>
        <draw:frame draw:name="Title 2" presentation:style-name="pr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6">Risinājuma pārbaudes daļa</text:span></text:p>
          </draw:text-box>
        </draw:frame>
        <draw:frame draw:name="Slide Number Placeholder 3" presentation:style-name="pr5" draw:text-style-name="P13" draw:layer="layout" svg:width="6.866cm" svg:height="1.013cm" svg:x="1.27cm" svg:y="17.424cm" presentation:class="page-number" presentation:user-transformed="true">
          <draw:text-box>
            <text:p text:style-name="P12"><text:span text:style-name="T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zdarītais" draw:style-name="dp1" draw:master-page-name="_31__5f_Title_20_and_20_Content" presentation:presentation-page-layout-name="AL2T11">
        <office:forms form:automatic-focus="false" form:apply-design-mode="false"/>
        <draw:frame draw:name="Content Placeholder 3" presentation:style-name="pr13" draw:text-style-name="P16" draw:layer="layout" svg:width="22.859cm" svg:height="7.961cm" svg:x="1.27cm" svg:y="4.039cm" presentation:class="outline" presentation:user-transformed="true">
          <draw:text-box>
            <text:p text:style-name="P17"><text:span text:style-name="T9"/></text:p>
            <text:list text:style-name="L2">
              <text:list-header>
                <text:p text:style-name="P17"><text:span text:style-name="T13">Izdarīts:</text:span></text:p>
              </text:list-header>
              <text:list-item>
                <text:p text:style-name="P17"><text:span text:style-name="T9">Izpētīt MNT pamatus, ConvNet un InceptionNet modeļu </text:span><text:span text:style-name="T9">arhitektūras, lai apzināti implementēt attēlu klasifikācijas modeļa </text:span><text:span text:style-name="T9">apmācīšanu.</text:span></text:p>
              </text:list-item>
              <text:list-item>
                <text:p text:style-name="P17"><text:span text:style-name="T9">Atrast augstas izšķirtspējas datu kopas attēlu klasifikācijai.</text:span></text:p>
              </text:list-item>
              <text:list-item>
                <text:p text:style-name="P17"><text:span text:style-name="T9">Izvēlēti datu formāti un to ielādes metodes salīdzinājumam.</text:span></text:p>
              </text:list-item>
              <text:list-item>
                <text:p text:style-name="P17"><text:span text:style-name="T9">Izdomātas metrikas, kā noteikt ietekmi datu ielādes metodēm.</text:span></text:p>
                <text:p text:style-name="P17"><text:span text:style-name="T9"/></text:p>
                <text:p text:style-name="P17"><text:span text:style-name="T13">Gandrīz izdarīts:</text:span></text:p>
              </text:list-item>
              <text:list-item>
                <text:p text:style-name="P17"><text:span text:style-name="T9">Nofotografētās 4000/10000 bildes datu kopai</text:span></text:p>
              </text:list-item>
              <text:list-item>
                <text:p text:style-name="P17"><text:span text:style-name="T9">Uztaisīta testa vide lokāli un AWS mākonī</text:span></text:p>
              </text:list-item>
              <text:list-item>
                <text:p text:style-name="P17"><text:span text:style-name="T9">Implementēt rīku Python valodā, ar kuru palīdzību dati tiks </text:span><text:span text:style-name="T9">lejupielādēti, sagatavoti, ielādēti un izmantoti modeļa </text:span><text:span text:style-name="T9">apmācīšanā. Kā arī izmērīt metrikas.</text:span></text:p>
              </text:list-item>
              <text:list-item>
                <text:p text:style-name="P17"><text:span text:style-name="T9">Implementēt </text:span><text:span text:style-name="T12"><text:a xlink:href="https://github.com/kamikaze/aiofm" xlink:type="simple">palīgrīku</text:a></text:span><text:span text:style-name="T9"><text:s/>caurspīdīgam darbam ar AWS S3 un lokālo </text:span><text:span text:style-name="T9">disku.</text:span></text:p>
                <text:p text:style-name="P17"/>
                <text:p text:style-name="P17"><text:span text:style-name="T13">Plānots izdarīt pēc gandrīz izdarīta:</text:span></text:p>
              </text:list-item>
              <text:list-item>
                <text:p text:style-name="P17"><text:span text:style-name="T9">Implementēt digitālās kameras profila (DCP) pielietošanu RAW </text:span><text:span text:style-name="T9">datiem.</text:span></text:p>
              </text:list-item>
              <text:list-item>
                <text:p text:style-name="P17"><text:span text:style-name="T9">Implementēt attēlu </text:span><text:span text:style-name="T12"><text:a xlink:href="https://github.com/kamikaze/dataset-image-annotator" xlink:type="simple">anotācijas rīka</text:a></text:span><text:span text:style-name="T9"><text:s/></text:span><text:span text:style-name="T12"><text:a xlink:href="https://github.com/kamikaze/dataset-image-annotator-frontend" xlink:type="simple">tīmekļa versiju</text:a></text:span><text:span text:style-name="T9">, </text:span><text:span text:style-name="T12"><text:a xlink:href="https://annotator.bixority.com/" xlink:type="simple">piesaistot</text:a></text:span><text:span text:style-name="T9"><text:s/>citus </text:span><text:span text:style-name="T9">cilvēkus anotācijas procesam.</text:span></text:p>
              </text:list-item>
              <text:list-item>
                <text:p text:style-name="P17"><text:span text:style-name="T11">Implementēt </text:span><text:span text:style-name="T14"><text:a xlink:href="https://github.com/kamikaze/dataset-format-benchmark" xlink:type="simple">rīku</text:a></text:span><text:span text:style-name="T11"><text:s/>datu kopu formātu un to ielādes metožu </text:span><text:span text:style-name="T9">salīdzināšanai.</text:span></text:p>
              </text:list-item>
            </text:list>
          </draw:text-box>
        </draw:frame>
        <draw:frame draw:name="Title 1" presentation:style-name="pr1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15">Izdarītais</text:span></text:p>
          </draw:text-box>
        </draw:frame>
        <draw:frame draw:name="Slide Number Placeholder 2" presentation:style-name="pr15" draw:text-style-name="P13" draw:layer="layout" svg:width="6.866cm" svg:height="1.013cm" svg:x="1.27cm" svg:y="17.424cm" presentation:class="page-number" presentation:user-transformed="true">
          <draw:text-box>
            <text:p text:style-name="P18"><text:span text:style-name="T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ēl plānotais darbs" draw:style-name="dp1" draw:master-page-name="_31__5f_Title_20_and_20_Content" presentation:presentation-page-layout-name="AL2T11">
        <office:forms form:automatic-focus="false" form:apply-design-mode="false"/>
        <draw:frame draw:name="Content Placeholder 3" presentation:style-name="pr10" draw:text-style-name="P15" draw:layer="layout" svg:width="22.859cm" svg:height="7.747cm" svg:x="1.27cm" svg:y="4.039cm" presentation:class="outline" presentation:user-transformed="true">
          <draw:text-box>
            <text:list text:style-name="L1">
              <text:list-item>
                <text:p text:style-name="P17"><text:span text:style-name="T9">Aprakstīt paliekošus datu formātus.</text:span></text:p>
              </text:list-item>
              <text:list-item>
                <text:p text:style-name="P17"><text:span text:style-name="T9">Pievienot vizualizāciju attēlu formātu atšķirībai, kas nav </text:span><text:span text:style-name="T9">novērojama cilvēkam.</text:span></text:p>
              </text:list-item>
              <text:list-item>
                <text:p text:style-name="P17"><text:span text:style-name="T9">Aprakstīt paliekošus datu ielādes metodes.</text:span></text:p>
              </text:list-item>
              <text:list-item>
                <text:p text:style-name="P17"><text:span text:style-name="T9">Uzrakstīt rezultātus un tos pamatot.</text:span></text:p>
              </text:list-item>
              <text:list-item>
                <text:p text:style-name="P17"><text:span text:style-name="T9">Uzrakstīt secinājumus (+rekomendācijas).</text:span></text:p>
              </text:list-item>
            </text:list>
          </draw:text-box>
        </draw:frame>
        <draw:frame draw:name="Title 1" presentation:style-name="pr1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15">Vēl plānotais darbs</text:span></text:p>
          </draw:text-box>
        </draw:frame>
        <draw:frame draw:name="Slide Number Placeholder 2" presentation:style-name="pr15" draw:text-style-name="P13" draw:layer="layout" svg:width="6.866cm" svg:height="1.013cm" svg:x="1.27cm" svg:y="17.424cm" presentation:class="page-number" presentation:user-transformed="true">
          <draw:text-box>
            <text:p text:style-name="P18"><text:span text:style-name="T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tistika" draw:style-name="dp1" draw:master-page-name="_31__5f_Title_20_and_20_Content" presentation:presentation-page-layout-name="AL2T11">
        <office:forms form:automatic-focus="false" form:apply-design-mode="false"/>
        <draw:frame draw:name="Content Placeholder 3" presentation:style-name="pr10" draw:text-style-name="P15" draw:layer="layout" svg:width="22.859cm" svg:height="7.747cm" svg:x="1.27cm" svg:y="4.039cm" presentation:class="outline" presentation:user-transformed="true">
          <draw:text-box>
            <text:p text:style-name="P17"><text:span text:style-name="T9">37 lappuses ir uzrakstītas</text:span></text:p>
            <text:p text:style-name="P17"><text:span text:style-name="T11">Ar vadītāju esmu ticies gandrīz katru otro nedēļu Zoomā visā 2022. </text:span><text:span text:style-name="T11">gada pavasara un nedaudz rudens </text:span><text:span text:style-name="T9">semestra laikā.</text:span></text:p>
            <text:p text:style-name="P17"><text:span text:style-name="T9">Tik pat reizes esmu sūtījis vadītājam uzrakstītās darba daļas</text:span></text:p>
            <text:p text:style-name="P17"><text:span text:style-name="T9"/></text:p>
          </draw:text-box>
        </draw:frame>
        <draw:frame draw:name="Title 1" presentation:style-name="pr14" draw:text-style-name="P11" draw:layer="layout" svg:width="22.859cm" svg:height="2.14cm" svg:x="1.27cm" svg:y="1.011cm" presentation:class="title" presentation:user-transformed="true">
          <draw:text-box>
            <text:p text:style-name="P10"><text:span text:style-name="T15">Statistika</text:span></text:p>
          </draw:text-box>
        </draw:frame>
        <draw:frame draw:name="Slide Number Placeholder 2" presentation:style-name="pr15" draw:text-style-name="P13" draw:layer="layout" svg:width="6.866cm" svg:height="1.013cm" svg:x="1.27cm" svg:y="17.424cm" presentation:class="page-number" presentation:user-transformed="true">
          <draw:text-box>
            <text:p text:style-name="P18"><text:span text:style-name="T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ldies par uzmanību! " draw:style-name="dp1" draw:master-page-name="_31__5f_Nodalu_5f_slaids_5f_1">
        <draw:frame draw:name="Title 4" presentation:style-name="pr16" draw:text-style-name="P20" draw:layer="layout" svg:width="19.949cm" svg:height="4.082cm" svg:x="1.588cm" svg:y="5.79cm" presentation:class="title" presentation:user-transformed="true">
          <draw:text-box>
            <text:p text:style-name="P19"><text:span text:style-name="T16">Paldies par uzmanību! </text:span></text:p>
          </draw:text-box>
        </draw:frame>
        <draw:frame draw:name="Slide Number Placeholder 3" presentation:style-name="pr17" draw:text-style-name="P13" draw:layer="layout" svg:width="6.865cm" svg:height="1.013cm" svg:x="0cm" svg:y="16.916cm" presentation:class="page-number" presentation:user-transformed="true">
          <draw:text-box>
            <text:p text:style-name="P12"><text:span text:style-name="T17">Rīgas Tehniskā universitā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modern" style:font-pitch="variable"/>
    <style:font-face style:name="DejaVu Sans4" svg:font-family="'DejaVu Sans'" style:font-family-generic="system" style:font-pitch="variable" style:font-charset="x-symbol"/>
    <style:font-face style:name="DejaVu Sans5" svg:font-family="'DejaVu Sans'" style:font-pitch="variable" style:font-charset="x-symbol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ystem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family-generic="modern" style:font-pitch="variable"/>
    <style:font-face style:name="Liberation Sans6" svg:font-family="'Liberation Sans'" style:font-family-generic="system" style:font-pitch="variable" style:font-charset="x-symbol"/>
    <style:font-face style:name="Liberation Sans7" svg:font-family="'Liberation Sans'" style:font-pitch="variable" style:font-charset="x-symbol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Liberation Serif5" svg:font-family="'Liberation Serif'" style:font-pitch="variable" style:font-charset="x-symbol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ucida Sans" svg:font-family="'Lucida Sans'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pitch="variable"/>
    <style:font-face style:name="NSimSun" svg:font-family="NSimSun" style:font-family-generic="modern" style:font-pitch="variable"/>
    <style:font-face style:name="NSimSun1" svg:font-family="NSimSun" style:font-family-generic="modern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lv" fo:country="LV" style:font-name-asian="DejaVu Sans" style:font-size-asian="24pt" style:language-asian="zh" style:country-asian="CN" style:font-name-complex="Liberation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lv" fo:country="LV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ucida Sans" style:font-family-complex="'Lucida Sans'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icrosoft YaHei" style:font-family-asian="'Microsoft YaHei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icrosoft YaHei" style:font-family-asian="'Microsoft YaHei'" style:font-pitch-asian="variable" style:font-size-asian="14pt" style:font-weight-asian="bold" style:font-name-complex="Liberation Sans2" style:font-family-complex="'Liberation Sans', Arial" style:font-family-generic-complex="swiss" style:font-pitch-complex="variable" style:font-size-complex="14pt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Microsoft YaHei" style:font-family-asian="'Microsoft YaHei'" style:font-pitch-asian="variable" style:font-size-asian="13pt" style:font-style-asian="italic" style:font-weight-asian="bold" style:font-name-complex="Liberation Sans2" style:font-family-complex="'Liberation Sans', Arial" style:font-family-generic-complex="swiss" style:font-pitch-complex="variable" style:font-size-complex="13pt" style:font-style-complex="italic" style:font-weight-complex="bold"/>
    </style:style>
    <style:style style:name="FollowedHyperlink" style:family="graphic">
      <style:paragraph-properties style:text-autospace="none"/>
      <style:text-properties fo:color="#800000" loext:opacity="100%" loext:color-lum-mod="100%" loext:color-lum-off="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Source_20_Text" style:display-name="Source 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SimSun1" style:font-family-asian="NSimSun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complex="bold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 style:language-asian="zxx" style:country-asian="none" style:language-complex="zxx" style:country-complex="none"/>
    </style:style>
    <style:style style:name="Frame_20_Contents" style:display-name="Frame Contents" style:family="graphic">
      <style:paragraph-properties style:text-autospace="none"/>
    </style:style>
    <style:style style:name="Attēls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Endnote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Bibliography_20_1" style:display-name="Bibliography 1" style:family="graphic">
      <style:paragraph-properties fo:margin-left="1.194cm" fo:margin-right="0cm" fo:margin-top="0cm" fo:margin-bottom="0cm" style:line-height-at-least="0.746cm" fo:text-indent="-1.194cm" style:text-autospace="none">
        <style:tab-stops>
          <style:tab-stop style:position="1.194cm"/>
        </style:tab-stops>
      </style:paragraph-properties>
      <style:text-properties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Index" style:family="graphic">
      <style:paragraph-properties style:text-autospace="none"/>
      <style:text-properties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Footnote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4" style:display-name="Contents 4" style:family="graphic">
      <style:paragraph-properties fo:margin-left="2.644cm" fo:margin-right="0cm" fo:text-indent="0cm" style:text-autospace="none">
        <style:tab-stops>
          <style:tab-stop style:position="28.381cm" style:type="right" style:leader-style="dotted" style:leader-text="."/>
        </style:tab-stops>
      </style:paragraph-properties>
      <style:text-properties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Contents_20_3" style:display-name="Contents 3" style:family="graphic">
      <style:paragraph-properties fo:margin-left="1.764cm" fo:margin-right="0cm" fo:text-indent="0cm" style:text-autospace="none">
        <style:tab-stops>
          <style:tab-stop style:position="29.261cm" style:type="right" style:leader-style="dotted" style:leader-text="."/>
        </style:tab-stops>
      </style:paragraph-properties>
      <style:text-properties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Head1_5f_bez_5f_num_5f_satura" style:display-name="Head1_bez_num_satura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icrosoft YaHei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TitlePage" style:family="graphic">
      <style:graphic-properties style:writing-mode="lr-tb"/>
      <style:paragraph-properties fo:margin-top="0cm" fo:margin-bottom="0cm" fo:line-height="100%" fo:text-align="center" style:text-autospace="none" style:writing-mode="lr-tb"/>
      <style:text-properties style:use-window-font-color="true" loext:opacity="0%" loext:color-lum-mod="100%" loext:color-lum-off="0%" style:font-name="Times New Roman" fo:font-family="'Times New Roman'" style:font-family-generic="roman" style:font-pitch="variable" fo:font-size="14pt" fo:language="lv" fo:country="LV" style:letter-kerning="true" style:font-name-asian="Times New Roman1" style:font-family-asian="'Times New Roman'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2" style:font-family-complex="'Lucida Sans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itulslaids-background" style:family="presentation">
      <style:graphic-properties draw:stroke="none" draw:fill="solid" draw:fill-color="#ffffff"/>
      <style:text-properties style:letter-kerning="true"/>
    </style:style>
    <style:style style:name="Titulslaid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ulslaid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ulslaids-outline1" style:family="presentation">
      <style:graphic-properties draw:stroke="none" draw:fill="none" draw:auto-grow-height="false" draw:fit-to-size="false" style:shrink-to-fit="true" style:writing-mode="lr-tb">
        <text:list-style style:name="Titulslaid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ulslaids-outline2" style:family="presentation" style:parent-style-name="Titulslaids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Titulslaids-outline3" style:family="presentation" style:parent-style-name="Titulslaids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ulslaids-outline4" style:family="presentation" style:parent-style-name="Titulslaids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Titulslaids-outline5" style:family="presentation" style:parent-style-name="Titulslaids-outline4">
      <style:paragraph-properties fo:margin-top="0.1cm" fo:margin-bottom="0cm"/>
      <style:text-properties fo:font-size="20pt" style:font-size-asian="20pt" style:font-size-complex="20pt"/>
    </style:style>
    <style:style style:name="Titulslaids-outline6" style:family="presentation" style:parent-style-name="Titulslaids-outline5">
      <style:paragraph-properties fo:margin-top="0.1cm" fo:margin-bottom="0cm"/>
      <style:text-properties fo:font-size="20pt" style:font-size-asian="20pt" style:font-size-complex="20pt"/>
    </style:style>
    <style:style style:name="Titulslaids-outline7" style:family="presentation" style:parent-style-name="Titulslaids-outline6">
      <style:paragraph-properties fo:margin-top="0.1cm" fo:margin-bottom="0cm"/>
      <style:text-properties fo:font-size="20pt" style:font-size-asian="20pt" style:font-size-complex="20pt"/>
    </style:style>
    <style:style style:name="Titulslaids-outline8" style:family="presentation" style:parent-style-name="Titulslaids-outline7">
      <style:paragraph-properties fo:margin-top="0.1cm" fo:margin-bottom="0cm"/>
      <style:text-properties fo:font-size="20pt" style:font-size-asian="20pt" style:font-size-complex="20pt"/>
    </style:style>
    <style:style style:name="Titulslaids-outline9" style:family="presentation" style:parent-style-name="Titulslaids-outline8">
      <style:paragraph-properties fo:margin-top="0.1cm" fo:margin-bottom="0cm"/>
      <style:text-properties fo:font-size="20pt" style:font-size-asian="20pt" style:font-size-complex="20pt"/>
    </style:style>
    <style:style style:name="Titulslaids-subtitle" style:family="presentation">
      <style:graphic-properties draw:stroke="none" draw:fill="none" draw:textarea-vertical-align="middle">
        <text:list-style style:name="Titulslaid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ulslaids-title" style:family="presentation">
      <style:graphic-properties draw:stroke="none" draw:fill="none" draw:textarea-vertical-align="middle" style:writing-mode="lr-tb">
        <text:list-style style:name="Titulslaid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solid" draw:fill-color="#ffffff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false" style:shrink-to-fit="true" style:writing-mode="lr-tb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.1cm" fo:margin-bottom="0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.1cm" fo:margin-bottom="0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 style:writing-mode="lr-tb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_5f_Nodalu_5f_slaids_5f_1-background" style:display-name="1_Nodalu_slaids_1-background" style:family="presentation">
      <style:graphic-properties draw:stroke="none" draw:fill="solid" draw:fill-color="#ffffff"/>
      <style:text-properties style:letter-kerning="true"/>
    </style:style>
    <style:style style:name="_31__5f_Nodalu_5f_slaids_5f_1-backgroundobjects" style:display-name="1_Nodalu_slaid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Nodalu_5f_slaids_5f_1-notes" style:display-name="1_Nodalu_slaid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Nodalu_5f_slaids_5f_1-outline1" style:display-name="1_Nodalu_slaids_1-outline1" style:family="presentation">
      <style:graphic-properties draw:stroke="none" draw:fill="none" draw:auto-grow-height="false" draw:fit-to-size="false" style:shrink-to-fit="true" style:writing-mode="lr-tb">
        <text:list-style style:name="_31__5f_Nodalu_5f_slaids_5f_1-outline1" style:display-name="1_Nodalu_slaid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Arial" style:font-family-complex="Arial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_31__5f_Nodalu_5f_slaids_5f_1-outline2" style:display-name="1_Nodalu_slaids_1-outline2" style:family="presentation" style:parent-style-name="_31__5f_Nodalu_5f_slaids_5f_1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" style:font-family-complex="Arial" style:font-size-complex="24pt" style:font-style-complex="normal" style:font-weight-complex="normal" fo:hyphenate="false"/>
    </style:style>
    <style:style style:name="_31__5f_Nodalu_5f_slaids_5f_1-outline3" style:display-name="1_Nodalu_slaids_1-outline3" style:family="presentation" style:parent-style-name="_31__5f_Nodalu_5f_slaids_5f_1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Nodalu_5f_slaids_5f_1-outline4" style:display-name="1_Nodalu_slaids_1-outline4" style:family="presentation" style:parent-style-name="_31__5f_Nodalu_5f_slaids_5f_1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5551" loext:opacity="100%" loext:color-lum-mod="100%" loext:color-lum-off="0%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Arial" style:font-family-complex="Arial" style:font-size-complex="20pt" style:font-style-complex="normal" style:font-weight-complex="normal" fo:hyphenate="false"/>
    </style:style>
    <style:style style:name="_31__5f_Nodalu_5f_slaids_5f_1-outline5" style:display-name="1_Nodalu_slaids_1-outline5" style:family="presentation" style:parent-style-name="_31__5f_Nodalu_5f_slaids_5f_1-outline4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6" style:display-name="1_Nodalu_slaids_1-outline6" style:family="presentation" style:parent-style-name="_31__5f_Nodalu_5f_slaids_5f_1-outline5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7" style:display-name="1_Nodalu_slaids_1-outline7" style:family="presentation" style:parent-style-name="_31__5f_Nodalu_5f_slaids_5f_1-outline6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8" style:display-name="1_Nodalu_slaids_1-outline8" style:family="presentation" style:parent-style-name="_31__5f_Nodalu_5f_slaids_5f_1-outline7">
      <style:paragraph-properties fo:margin-top="0.1cm" fo:margin-bottom="0cm"/>
      <style:text-properties fo:font-size="20pt" style:font-size-asian="20pt" style:font-size-complex="20pt"/>
    </style:style>
    <style:style style:name="_31__5f_Nodalu_5f_slaids_5f_1-outline9" style:display-name="1_Nodalu_slaids_1-outline9" style:family="presentation" style:parent-style-name="_31__5f_Nodalu_5f_slaids_5f_1-outline8">
      <style:paragraph-properties fo:margin-top="0.1cm" fo:margin-bottom="0cm"/>
      <style:text-properties fo:font-size="20pt" style:font-size-asian="20pt" style:font-size-complex="20pt"/>
    </style:style>
    <style:style style:name="_31__5f_Nodalu_5f_slaids_5f_1-subtitle" style:display-name="1_Nodalu_slaids_1-subtitle" style:family="presentation">
      <style:graphic-properties draw:stroke="none" draw:fill="none" draw:textarea-vertical-align="middle">
        <text:list-style style:name="_31__5f_Nodalu_5f_slaids_5f_1-subtitle" style:display-name="1_Nodalu_slaid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Nodalu_5f_slaids_5f_1-title" style:display-name="1_Nodalu_slaids_1-title" style:family="presentation">
      <style:graphic-properties draw:stroke="none" draw:fill="none" draw:textarea-vertical-align="middle" style:writing-mode="lr-tb">
        <text:list-style style:name="_31__5f_Nodalu_5f_slaids_5f_1-title" style:display-name="1_Nodalu_slaid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5551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Liberation Sans3" style:font-family-asian="'Liberation Sans'" style:font-family-generic-asian="system" style:font-pitch-asian="variable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ulslaids-outline1">
      <style:graphic-properties draw:stroke="none" svg:stroke-width="0cm" draw:fill="non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ulslaid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ulslaid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_31__5f_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8" style:family="presentation" style:parent-style-name="_31__5f_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_31__5f_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1__5f_Nodalu_5f_slaids_5f_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_31__5f_Nodalu_5f_slaids_5f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_31__5f_Nodalu_5f_slaids_5f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19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7pt"/>
    </style:style>
    <style:style style:name="MP11" style:family="paragraph">
      <style:paragraph-properties fo:margin-left="0cm" fo:margin-right="0cm" fo:margin-top="0.09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4" style:family="paragraph">
      <style:paragraph-properties fo:margin-left="0cm" fo:margin-right="0cm" fo:margin-top="0.38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55pt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4" style:family="paragraph">
      <style:paragraph-properties fo:text-align="start" style:writing-mode="lr-tb"/>
      <style:text-properties fo:font-size="12pt" style:font-size-asian="14pt" style:font-size-complex="14pt"/>
    </style:style>
    <style:style style:name="MP2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a6a6a6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7pt" fo:letter-spacing="normal" fo:language="lv" fo:country="LV" fo:font-style="normal" style:text-underline-style="none" fo:font-weight="normal" fo:background-color="transparent" style:font-size-asian="27pt" style:font-style-asian="normal" style:font-weight-asian="normal" style:font-name-complex="Arial" style:font-size-complex="27pt" style:font-style-complex="normal" style:font-weight-complex="normal"/>
    </style:style>
    <style:style style:name="MT4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5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4pt" fo:letter-spacing="normal" fo:language="lv" fo:country="LV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6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55pt" fo:letter-spacing="normal" fo:language="lv" fo:country="LV" fo:font-style="normal" style:text-underline-style="none" fo:font-weight="bold" fo:background-color="transparent" style:font-size-asian="55pt" style:font-style-asian="normal" style:font-weight-asian="bold" style:font-name-complex="Arial" style:font-size-complex="55pt" style:font-style-complex="normal" style:font-weight-complex="bold"/>
    </style:style>
    <style:style style:name="MT7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20pt" fo:letter-spacing="normal" fo:language="lv" fo:country="LV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8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18pt" fo:letter-spacing="normal" fo:language="lv" fo:country="LV" fo:font-style="normal" style:text-underline-style="none" fo:font-weight="normal" fo:background-color="transparent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9" style:family="text">
      <style:text-properties fo:font-variant="normal" fo:text-transform="none" fo:color="#005551" loext:opacity="100%" style:text-line-through-style="none" style:text-line-through-type="none" style:text-position="0% 100%" style:font-name="Arial" fo:font-size="44pt" fo:letter-spacing="normal" fo:language="lv" fo:country="LV" fo:font-style="normal" style:text-underline-style="none" fo:font-weight="bold" fo:background-color="transparent" style:font-size-asian="44pt" style:font-style-asian="normal" style:font-weight-asian="bold" style:font-name-complex="Arial" style:font-size-complex="44pt" style:font-style-complex="normal" style:font-weight-complex="bold"/>
    </style:style>
    <style:style style:name="MT10" style:family="text">
      <style:text-properties fo:font-variant="normal" fo:text-transform="none" fo:color="#6c6c6c" loext:opacity="100%" style:text-line-through-style="none" style:text-line-through-type="none" style:text-position="0% 100%" style:font-name="Arial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ulslaids" style:page-layout-name="PM1" draw:style-name="Mdp1">
      <draw:custom-shape draw:name="TextBox 9" draw:style-name="Mgr3" draw:text-style-name="MP5" draw:layer="backgroundobjects" svg:width="0.512cm" svg:height="1.025cm" svg:x="-9.486cm" svg:y="7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25.399cm" svg:height="19.049cm" svg:x="0cm" svg:y="0cm">
        <draw:image xlink:href="Pictures/10000000000009C4000007536DA5A166CCA0B8CD.jpg" xlink:type="simple" xlink:show="embed" xlink:actuate="onLoad" draw:mime-type="image/jpeg">
          <text:p/>
        </draw:image>
        <svg:desc>image1-2.jpg</svg:desc>
      </draw:frame>
      <draw:frame draw:name="Text Placeholder 2" presentation:style-name="Mpr1" draw:text-style-name="MP10" draw:layer="backgroundobjects" svg:width="22.506cm" svg:height="1.375cm" svg:x="1.529cm" svg:y="13.044cm" presentation:class="outline" presentation:user-transformed="true">
        <draw:text-box>
          <text:list text:style-name="ML2">
            <text:list-item>
              <text:p text:style-name="MP9"><text:span text:style-name="MT3">Text, text, text</text:span></text:p>
            </text:list-item>
          </text:list>
        </draw:text-box>
      </draw:frame>
      <draw:frame draw:name="Text Placeholder 7" presentation:style-name="Mpr1" draw:text-style-name="MP12" draw:layer="backgroundobjects" svg:width="22.506cm" svg:height="0.819cm" svg:x="1.53cm" svg:y="17.013cm" presentation:class="outline" presentation:user-transformed="true">
        <draw:text-box>
          <text:p text:style-name="MP11"><text:span text:style-name="MT4">Datums</text:span></text:p>
        </draw:text-box>
      </draw:frame>
      <draw:frame draw:name="Text Placeholder 10" presentation:style-name="Mpr1" draw:text-style-name="MP13" draw:layer="backgroundobjects" svg:width="22.506cm" svg:height="0.766cm" svg:x="1.53cm" svg:y="14.923cm" presentation:class="outline" presentation:user-transformed="true">
        <draw:text-box>
          <text:p text:style-name="MP11"><text:span text:style-name="MT5">Vārds, uzvārds</text:span></text:p>
        </draw:text-box>
      </draw:frame>
      <draw:frame draw:name="Text Placeholder 12" presentation:style-name="Mpr1" draw:text-style-name="MP13" draw:layer="backgroundobjects" svg:width="22.506cm" svg:height="0.793cm" svg:x="1.53cm" svg:y="15.69cm" presentation:class="outline" presentation:user-transformed="true">
        <draw:text-box>
          <text:p text:style-name="MP11"><text:span text:style-name="MT5">Amats</text:span></text:p>
        </draw:text-box>
      </draw:frame>
      <draw:frame draw:name="Text Placeholder 14" presentation:style-name="Mpr2" draw:text-style-name="MP15" draw:layer="backgroundobjects" svg:width="22.506cm" svg:height="5.026cm" svg:x="1.53cm" svg:y="7.514cm" presentation:class="outline" presentation:user-transformed="true">
        <draw:text-box>
          <text:p text:style-name="MP14"><text:span text:style-name="MT6">Jaunas prezentācijas </text:span><text:span text:style-name="MT6">nosaukums</text:span></text:p>
        </draw:text-box>
      </draw:frame>
      <draw:frame presentation:style-name="Titulslaids-title" draw:layer="backgroundobjects" svg:width="22.859cm" svg:height="3.18cm" svg:x="1.27cm" svg:y="0.76cm" presentation:class="title" presentation:placeholder="true">
        <draw:text-box/>
      </draw:frame>
      <presentation:notes style:page-layout-name="PM0">
        <draw:page-thumbnail presentation:style-name="Titulslaids-title" draw:layer="backgroundobjects" svg:width="19.798cm" svg:height="11.136cm" svg:x="0.6cm" svg:y="2.257cm" presentation:class="page"/>
        <draw:frame presentation:style-name="Titulslaid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1">
      <draw:custom-shape draw:name="TextBox 9" draw:style-name="Mgr3" draw:text-style-name="MP5" draw:layer="backgroundobjects" svg:width="0.512cm" svg:height="1.025cm" svg:x="-9.486cm" svg:y="7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5" draw:text-style-name="MP8" draw:layer="backgroundobjects" svg:width="25.399cm" svg:height="19.049cm" svg:x="0cm" svg:y="0cm">
        <draw:image xlink:href="Pictures/10000000000009C40000075336D1D82ADCB64747.jpg" xlink:type="simple" xlink:show="embed" xlink:actuate="onLoad" draw:mime-type="image/jpeg">
          <text:p/>
        </draw:image>
        <svg:desc>RTU_PPT_4x3_06-05.jpg</svg:desc>
      </draw:frame>
      <draw:frame draw:name="Content Placeholder 2" presentation:style-name="Mpr5" draw:text-style-name="MP19" draw:layer="backgroundobjects" svg:width="22.859cm" svg:height="7.747cm" svg:x="1.27cm" svg:y="4.039cm" presentation:class="outline" presentation:user-transformed="true">
        <draw:text-box>
          <text:list text:style-name="ML2">
            <text:list-item>
              <text:p text:style-name="MP16"><text:span text:style-name="MT7">Click to edit Master text styles</text:span></text:p>
              <text:list>
                <text:list-item>
                  <text:p text:style-name="MP17"><text:span text:style-name="MT8">Second level</text:span></text:p>
                  <text:list>
                    <text:list-item>
                      <text:p text:style-name="MP18"><text:span text:style-name="MT5">Third level</text:span></text:p>
                      <text:list>
                        <text:list-item>
                          <text:p text:style-name="MP18"><text:span text:style-name="MT5">Fourth level</text:span></text:p>
                          <text:list>
                            <text:list-item>
                              <text:p text:style-name="MP1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Box 8" draw:style-name="Mgr3" draw:text-style-name="MP5" draw:layer="backgroundobjects" svg:width="0.512cm" svg:height="1.025cm" svg:x="27.687cm" svg:y="4.4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27.687cm" svg:y="4.4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2" draw:style-name="Mgr3" draw:text-style-name="MP5" draw:layer="backgroundobjects" svg:width="0.512cm" svg:height="1.025cm" svg:x="27.687cm" svg:y="4.47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21" draw:layer="backgroundobjects" svg:width="22.859cm" svg:height="2.14cm" svg:x="1.27cm" svg:y="1.011cm" presentation:class="title" presentation:user-transformed="true">
        <draw:text-box>
          <text:p text:style-name="MP20"><text:span text:style-name="MT9">Click to edit Master title style</text:span></text:p>
        </draw:text-box>
      </draw:frame>
      <draw:frame draw:name="Slide Number Placeholder 6" presentation:style-name="Mpr7" draw:text-style-name="MP23" draw:layer="backgroundobjects" svg:width="6.866cm" svg:height="1.013cm" svg:x="1.27cm" svg:y="17.424cm" presentation:class="page-number" presentation:user-transformed="true">
        <draw:text-box>
          <text:p text:style-name="MP22"><text:span text:style-name="MT10">Rīgas Tehniskā universitāte</text:span></text:p>
        </draw:text-box>
      </draw:frame>
      <draw:frame draw:name="Date Placeholder 3" presentation:style-name="Mpr8" draw:text-style-name="MP23" draw:layer="backgroundobjects" svg:width="5.926cm" svg:height="1.013cm" svg:x="16.604cm" svg:y="17.424cm" presentation:class="date-time" presentation:user-transformed="true">
        <draw:text-box>
          <text:p text:style-name="MP24"><text:span text:style-name="MT1"><presentation:date-time/></text:span></text:p>
        </draw:text-box>
      </draw:fram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_31__5f_Title_20_and_20_Content-title" draw:layer="backgroundobjects" svg:width="14.848cm" svg:height="11.136cm" svg:x="3.075cm" svg:y="2.257cm" presentation:class="page"/>
        <draw:frame presentation:style-name="_31__5f_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Nodalu_5f_slaids_5f_1" style:display-name="1_Nodalu_slaids_1" style:page-layout-name="PM1" draw:style-name="Mdp1">
      <draw:custom-shape draw:name="TextBox 9" draw:style-name="Mgr3" draw:text-style-name="MP5" draw:layer="backgroundobjects" svg:width="0.512cm" svg:height="1.025cm" svg:x="-9.486cm" svg:y="7.7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1" draw:style-name="Mgr3" draw:text-style-name="MP5" draw:layer="backgroundobjects" svg:width="0.512cm" svg:height="1.025cm" svg:x="31.593cm" svg:y="19.1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lide Number Placeholder 6" draw:style-name="Mgr4" draw:text-style-name="MP7" draw:layer="backgroundobjects" svg:width="1.34cm" svg:height="1.013cm" svg:x="22.789cm" svg:y="17.931cm">
        <text:p text:style-name="MP6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" draw:style-name="Mgr5" draw:text-style-name="MP8" draw:layer="backgroundobjects" svg:width="25.399cm" svg:height="19.049cm" svg:x="0cm" svg:y="0cm">
        <draw:image xlink:href="Pictures/10000000000009C400000753D7A0E8A60CEA5921.jpg" xlink:type="simple" xlink:show="embed" xlink:actuate="onLoad" draw:mime-type="image/jpeg">
          <text:p/>
        </draw:image>
      </draw:frame>
      <draw:frame draw:name="Title 1" presentation:style-name="Mpr11" draw:text-style-name="MP15" draw:layer="backgroundobjects" svg:width="21.589cm" svg:height="4.082cm" svg:x="1.905cm" svg:y="7.272cm" presentation:class="title" presentation:user-transformed="true">
        <draw:text-box>
          <text:p text:style-name="MP25"><text:span text:style-name="MT6">Paldies.</text:span></text:p>
        </draw:text-box>
      </draw:frame>
      <presentation:notes style:page-layout-name="PM0">
        <draw:page-thumbnail presentation:style-name="_31__5f_Nodalu_5f_slaids_5f_1-title" draw:layer="backgroundobjects" svg:width="14.848cm" svg:height="11.136cm" svg:x="3.075cm" svg:y="2.257cm" presentation:class="page"/>
        <draw:frame presentation:style-name="_31__5f_Nodalu_5f_slaids_5f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JZ</meta:initial-creator>
    <meta:editing-cycles>330</meta:editing-cycles>
    <meta:creation-date>2015-01-14T08:45:22</meta:creation-date>
    <dc:date>2023-04-26T09:04:41.802935762</dc:date>
    <meta:editing-duration>PT11H33M29S</meta:editing-duration>
    <meta:generator>LibreOffice/7.5.2.2$Linux_X86_64 LibreOffice_project/50$Build-2</meta:generator>
    <meta:document-statistic meta:object-count="115"/>
    <meta:user-defined meta:name="AppVersion">16.0000</meta:user-defined>
    <meta:user-defined meta:name="Company">ESM Group</meta:user-defined>
    <meta:user-defined meta:name="PresentationFormat">On-screen Show (4:3)</meta:user-defined>
    <meta:user-defined meta:name="Slides" meta:value-type="float">12</meta:user-defined>
    <meta:template xlink:type="simple" xlink:actuate="onRequest" xlink:title="L_Ekspresis_PPT_pamatne.potx" xlink:href=""/>
  </office:meta>
</office:document-meta>
</file>